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start" style:justify-single-word="false"/>
      <style:text-properties fo:font-size="13pt" fo:font-weight="bold" officeooo:rsid="0015597e" officeooo:paragraph-rsid="0015597e" style:font-size-asian="11.3500003814697pt" style:font-weight-asian="bold" style:font-size-complex="13pt" style:font-weight-complex="bold"/>
    </style:style>
    <style:style style:name="P2" style:family="paragraph" style:parent-style-name="Heading_20_2">
      <style:text-properties fo:font-size="13pt" style:font-size-asian="13pt" style:font-size-complex="13pt"/>
    </style:style>
    <style:style style:name="P3" style:family="paragraph" style:parent-style-name="Heading_20_2">
      <style:text-properties officeooo:paragraph-rsid="0016bc4f"/>
    </style:style>
    <style:style style:name="P4" style:family="paragraph" style:parent-style-name="Standard">
      <style:paragraph-properties fo:text-align="start" style:justify-single-word="false"/>
      <style:text-properties fo:font-size="13pt" fo:font-weight="bold" officeooo:rsid="0015597e" officeooo:paragraph-rsid="0015597e"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officeooo:paragraph-rsid="0015597e"/>
    </style:style>
    <style:style style:name="P6" style:family="paragraph" style:parent-style-name="Standard">
      <style:paragraph-properties fo:text-align="start" style:justify-single-word="false"/>
      <style:text-properties fo:font-size="12pt" fo:font-weight="bold" officeooo:rsid="0015597e" officeooo:paragraph-rsid="0015597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15597e" officeooo:paragraph-rsid="0015597e"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officeooo:rsid="0015597e" officeooo:paragraph-rsid="0015597e"/>
    </style:style>
    <style:style style:name="P9" style:family="paragraph" style:parent-style-name="Text_20_body" style:list-style-name="L2">
      <style:paragraph-properties fo:margin-top="0in" fo:margin-bottom="0in" style:contextual-spacing="false"/>
      <style:text-properties officeooo:rsid="0015597e" officeooo:paragraph-rsid="0015597e"/>
    </style:style>
    <style:style style:name="P10" style:family="paragraph" style:parent-style-name="Text_20_body">
      <style:paragraph-properties fo:text-align="start" style:justify-single-word="false"/>
      <style:text-properties fo:font-weight="bold" officeooo:rsid="0015597e" officeooo:paragraph-rsid="0015597e" style:font-weight-asian="bold" style:font-weight-complex="bold"/>
    </style:style>
    <style:style style:name="P11" style:family="paragraph" style:parent-style-name="Text_20_body">
      <style:paragraph-properties fo:text-align="start" style:justify-single-word="false"/>
      <style:text-properties fo:font-size="13pt" fo:font-weight="bold" officeooo:rsid="0015597e" officeooo:paragraph-rsid="0015597e" style:font-size-asian="11.3500003814697pt" style:font-weight-asian="bold" style:font-size-complex="13pt" style:font-weight-complex="bold"/>
    </style:style>
    <style:style style:name="P12" style:family="paragraph" style:parent-style-name="Text_20_body">
      <style:text-properties fo:font-size="13pt" fo:font-weight="bold" officeooo:rsid="0015597e" officeooo:paragraph-rsid="0015597e" style:font-size-asian="13pt" style:font-weight-asian="bold" style:font-size-complex="13pt" style:font-weight-complex="bold"/>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style style:name="P16" style:family="paragraph" style:parent-style-name="Text_20_body" style:list-style-name="L2">
      <style:paragraph-properties fo:margin-top="0in" fo:margin-bottom="0in" style:contextual-spacing="false"/>
    </style:style>
    <style:style style:name="P17" style:family="paragraph" style:parent-style-name="Text_20_body" style:list-style-name="L3"/>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text-properties fo:font-size="12pt" fo:font-weight="normal" officeooo:rsid="0015597e" officeooo:paragraph-rsid="0015597e" style:font-size-asian="10.5pt" style:font-weight-asian="normal" style:font-size-complex="12pt" style:font-weight-complex="normal"/>
    </style:style>
    <style:style style:name="P20" style:family="paragraph" style:parent-style-name="Text_20_body">
      <style:text-properties fo:font-size="12pt" fo:font-weight="normal" officeooo:rsid="0016bc4f" officeooo:paragraph-rsid="0016bc4f" style:font-size-asian="10.5pt" style:font-weight-asian="normal" style:font-size-complex="12pt" style:font-weight-complex="normal"/>
    </style:style>
    <style:style style:name="P21" style:family="paragraph" style:parent-style-name="Text_20_body">
      <style:text-properties officeooo:rsid="0016bc4f" officeooo:paragraph-rsid="0016bc4f"/>
    </style:style>
    <style:style style:name="P22" style:family="paragraph" style:parent-style-name="Text_20_body">
      <style:text-properties officeooo:paragraph-rsid="0016bc4f"/>
    </style:style>
    <style:style style:name="T1" style:family="text">
      <style:text-properties fo:font-weight="normal" style:font-weight-asian="normal" style:font-weight-complex="normal"/>
    </style:style>
    <style:style style:name="T2" style:family="text">
      <style:text-properties style:font-name="Liberation Serif" fo:font-weight="normal" style:font-name-asian="Liberation Serif" style:font-weight-asian="normal" style:font-name-complex="Liberation Serif" style:font-weight-complex="normal"/>
    </style:style>
    <style:style style:name="T3" style:family="text">
      <style:text-properties style:font-name="Liberation Serif1" fo:font-weight="normal" style:font-name-asian="Noto Serif CJK SC" style:font-weight-asian="normal" style:font-name-complex="Lohit Devanagari1"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ize="12pt" fo:font-weight="normal" officeooo:rsid="0015597e" style:font-size-asian="10.5pt" style:font-weight-asian="normal" style:font-size-complex="12pt" style:font-weight-complex="normal"/>
    </style:style>
    <style:style style:name="T7" style:family="text">
      <style:text-properties fo:font-size="12pt" fo:font-weight="normal" officeooo:rsid="0016bc4f" style:font-size-asian="10.5pt" style:font-weight-asian="normal" style:font-size-complex="12pt" style:font-weight-complex="normal"/>
    </style:style>
    <style:style style:name="T8" style:family="text">
      <style:text-properties fo:font-size="13pt" style:font-size-asian="13pt" style:font-size-complex="13pt"/>
    </style:style>
    <style:style style:name="T9" style:family="text">
      <style:text-properties fo:font-size="13pt" officeooo:rsid="0016bc4f" style:font-size-asian="13pt" style:font-size-complex="13pt"/>
    </style:style>
    <style:style style:name="T10" style:family="text">
      <style:text-properties officeooo:rsid="0016bc4f"/>
    </style:style>
    <style:style style:name="T11" style:family="text">
      <style:text-properties fo:font-size="18pt" fo:font-weight="bold" officeooo:rsid="0016bc4f" style:font-size-asian="18pt" style:font-weight-asian="bold" style:font-size-complex="18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Universitair docent operations research / wiskunde</text:p>
      <text:p text:style-name="P8">Ministerie van Defensie, Defensie Ondersteuningscommando (DOSCO)</text:p>
      <text:p text:style-name="P8"/>
      <text:p text:style-name="P10">Standplaats<text:tab/><text:tab/><text:tab/><text:span text:style-name="T1">Breda</text:span></text:p>
      <text:p text:style-name="P10">Contractduur<text:tab/><text:tab/><text:span text:style-name="T1">2 jaar met uitzicht op een vaste aanstelling</text:span></text:p>
      <text:p text:style-name="P10">Uren per week<text:tab/><text:tab/><text:span text:style-name="T1">38</text:span></text:p>
      <text:p text:style-name="P10">Maandsalaris<text:tab/><text:tab/><text:tab/><text:span text:style-name="T2">€</text:span><text:span text:style-name="T3">5.475 - </text:span><text:span text:style-name="T2">€</text:span><text:span text:style-name="T3">7.073</text:span></text:p>
      <text:p text:style-name="P10">Salarisniveau<text:tab/><text:tab/><text:tab/><text:span text:style-name="T1">schaal 12</text:span></text:p>
      <text:p text:style-name="P10">Niveau<text:tab/><text:tab/><text:tab/><text:span text:style-name="T1">Universitair Master</text:span></text:p>
      <text:p text:style-name="P10">Vakgebied<text:tab/><text:tab/><text:tab/><text:span text:style-name="T1">Onderwijs / opleiding</text:span></text:p>
      <text:p text:style-name="P10">Reageren voor<text:tab/><text:tab/><text:span text:style-name="T1">2 maart</text:span></text:p>
      <text:p text:style-name="P10">Vacaturenummer<text:tab/><text:tab/><text:span text:style-name="T1">549567</text:span></text:p>
      <text:p text:style-name="P10">Plaatsingsdatum<text:tab/><text:tab/><text:span text:style-name="T1">1 februari 2024</text:span></text:p>
      <text:p text:style-name="P10">Dienstverband<text:tab/><text:tab/><text:span text:style-name="T1">Tijdelijke aanstelling met uitzicht op vaste aanstelling</text:span></text:p>
      <text:p text:style-name="P10"><text:span text:style-name="T1"/></text:p>
      <text:p text:style-name="P11">Functieomschrijving</text:p>
      <text:p text:style-name="P4"><text:span text:style-name="Emphasis"><text:span text:style-name="T5">De Faculteit Militaire Wetenschappen (FMW), onderdeel van de Nederlandse Defensie Academie (NLDA), verzorgt academisch onderwijs op Bachelor- en Master niveau voor de officiersopleidingen binnen Defensie (zie </text:span></text:span><text:a xlink:type="simple" xlink:href="http://www.faculteitmilitairewetenschappen.nl/" text:style-name="Internet_20_link" text:visited-style-name="Visited_20_Internet_20_Link"><text:span text:style-name="Emphasis"><text:span text:style-name="T5">www.faculteitmilitairewetenschappen.nl</text:span></text:span></text:a><text:span text:style-name="Emphasis"><text:span text:style-name="T5">). Binnen de FMW richt de capaciteitsgroep Militair Technische Wetenschappen (MTW) zich op technologie, operationele inzet en onderhoud van militaire systemen, en verzorgt het de BSc Militaire Systemen en Technologie (MS&amp;T). Daarnaast wordt academisch onderzoek verricht ten behoeve van kennisopbouw, innovatie en beleidsondersteuning. De FMW/NLDA zoekt een universitair docent Operations Research/Statistiek/AI binnen de sectie Operationele Analyse van de capaciteitsgroep MTW. </text:span></text:span></text:p>
      <text:p text:style-name="P4"><text:span text:style-name="Emphasis"><text:span text:style-name="T5"/></text:span></text:p>
      <text:h text:style-name="P1" text:outline-level="2"><text:span text:style-name="Emphasis"><text:span text:style-name="T5">Functie omschrijving</text:span></text:span></text:h>
      <text:list xml:id="list773876610" text:style-name="L1">
        <text:list-item>
          <text:p text:style-name="P14">Geeft colleges Statistiek t.b.v. de Bachelor-opleidingen Krijgswetenschappen (KW) en Militaire Bedrijfswetenschappen (MBW). </text:p>
        </text:list-item>
        <text:list-item>
          <text:p text:style-name="P14">Draagt bij aan de ontwikkeling en verzorging van het Bachelor- en Masteronderwijs op het gebied van Operationele Analyse en Kunstmatige Intelligentie (AI). </text:p>
        </text:list-item>
        <text:list-item>
          <text:p text:style-name="P14">Begeleidt studenten bij afstudeerprojecten. </text:p>
        </text:list-item>
        <text:list-item>
          <text:p text:style-name="P14">Levert een bijdrage aan de continue vernieuwing van het onderwijs, in het licht van vaktechnische en onderwijstechnische ontwikkelingen. </text:p>
        </text:list-item>
        <text:list-item>
          <text:p text:style-name="P14">Doet onderzoek binnen onderzoeksprogramma’s van de sectie Operationele Analyse. </text:p>
        </text:list-item>
        <text:list-item>
          <text:p text:style-name="P13">Draagt bij aan het management van de capaciteitsgroep.</text:p>
        </text:list-item>
      </text:list>
      <text:p text:style-name="P4"/>
      <text:p text:style-name="P4"/>
      <text:p text:style-name="P4"><text:soft-page-break/>Functie-eisen</text:p>
      <text:p text:style-name="P6"/>
      <text:p text:style-name="P5"><text:span text:style-name="T6">Functie eisen</text:span></text:p>
      <text:p text:style-name="P5"><text:span text:style-name="T6"><text:s/></text:span></text:p>
      <text:list xml:id="list3044769224" text:style-name="L2">
        <text:list-item>
          <text:p text:style-name="P9">Gepromoveerd of bezig met een promotietraject</text:p>
        </text:list-item>
        <text:list-item>
          <text:p text:style-name="P16">Expertise in Operations Research, Statistiek of Kunstmatige Intelligentie (AI). </text:p>
        </text:list-item>
        <text:list-item>
          <text:p text:style-name="P16">Goede didactische kwaliteiten en ervaring/affiniteit met het onderwijs, aan zowel technische als niet-technische opleidingen. Bij voorkeur beschikt de kandidaat over Basis Kwalificatie Onderwijs (BKO). </text:p>
        </text:list-item>
        <text:list-item>
          <text:p text:style-name="P16">Goede mondelinge en schriftelijke uitdrukkingsvaardigheid in de Nederlandse en Engelse taal. </text:p>
        </text:list-item>
        <text:list-item>
          <text:p text:style-name="P16">Goede contactuele vaardigheden. </text:p>
        </text:list-item>
        <text:list-item>
          <text:p text:style-name="P15">Een veiligheidsonderzoek maakt standaard deel uit van de selectieprocedure.</text:p>
        </text:list-item>
      </text:list>
      <text:h text:style-name="P2" text:outline-level="2">Arbeidsvoorwaarden</text:h>
      <text:p text:style-name="Text_20_body">Dienstverband voor <text:span text:style-name="Strong_20_Emphasis">bepaalde tijd</text:span>: met uitzicht op vaste aanstelling.</text:p>
      <text:list xml:id="list1436509065" text:style-name="L3">
        <text:list-item>
          <text:p text:style-name="P18">Salarisniveau: schaal 12 </text:p>
        </text:list-item>
        <text:list-item>
          <text:p text:style-name="P18">Salarisomschrijving: Het genoemde salaris is gebaseerd op een volledige werkweek van 38 uur. </text:p>
        </text:list-item>
        <text:list-item>
          <text:p text:style-name="P18">Maandsalaris: Min €5.475 – Max. €7.073 (bruto) </text:p>
        </text:list-item>
        <text:list-item>
          <text:p text:style-name="P18">Dienstverband: Tijdelijke aanstelling met uitzicht op vaste aanstelling </text:p>
        </text:list-item>
        <text:list-item>
          <text:p text:style-name="P18">Contractduur: 2 jaar met uitzicht op een vaste aanstelling </text:p>
        </text:list-item>
        <text:list-item>
          <text:p text:style-name="P18">Minimaal aantal uren per week: 38 </text:p>
        </text:list-item>
        <text:list-item>
          <text:p text:style-name="P17">Maximaal aantal uren per week: 38</text:p>
        </text:list-item>
      </text:list>
      <text:p text:style-name="Text_20_body"><text:span text:style-name="Strong_20_Emphasis"><text:span text:style-name="T8">Overige arbeidsvoorwaarden</text:span></text:span></text:p>
      <text:p text:style-name="Text_20_body">Defensie hecht sterk aan persoonlijke groei en kent goede studiefaciliteiten, hierdoor sta je nooit stil. Je krijgt alle ruimte om jezelf te ontwikkelen en door te groeien.</text:p>
      <text:p text:style-name="Text_20_body">Naast het salaris en vakantiegeld kun je rekenen op een eindejaarsuitkering van 8,33%, de zogeheten dertiende maand. </text:p>
      <text:p text:style-name="Text_20_body">Hoe leuk het werken bij Defensie ook is, wij vinden het ook belangrijk dat je dit met jouw privéleven kunt combineren. Diverse verlofregelingen (bijvoorbeeld 75% betaald ouderschapsverlof) en flexibele werktijden dragen bij aan een goede balans. En als dat niet genoeg is, dan is het ook nog mogelijk je werktijd (tijdelijk) enkele uren per week te verkorten en extra verlofuren en/of adv-uren op te bouwen.</text:p>
      <text:p text:style-name="Text_20_body"/>
      <text:p text:style-name="P12">Bijzonderheden</text:p>
      <text:p text:style-name="P19">Conform de interne procedures worden als eerste medewerkers met een dienstverband bij het Ministerie van defensie in beschouwing genomen. Wanneer blijkt dat er geen geschikte interne kandidaat geselecteerd kan worden, worden externe belangstellenden in beschouwing genomen. </text:p>
      <text:p text:style-name="P19">Wij zijn wereldwijd inzetbaar voor vrede en veiligheid. Een diversiteit in denkwijzen, perspectieven en kwaliteiten draagt bij aan het behalen van onze missie `Beschermen wat ons dierbaar is’. Onze voorkeur gaat daarom uit naar nieuwe collega’s die bijdragen aan de diversiteit binnen Defensie.</text:p>
      <text:p text:style-name="P19"><text:soft-page-break/>Wij zetten ons in om medewerkers in dienst te nemen die onder de doelgroep van de Wet banenafspraak vallen. Sta jij geregistreerd in het doelgroepenregister, dan nodigen we ook jou uit om te reageren.</text:p>
      <text:p text:style-name="P20">Een veiligheidsonderzoek maakt deel uit van de selectieprocedure.</text:p>
      <text:p text:style-name="P20">Jouw sollicitatiegegevens worden uiterlijk drie maanden na afronding van de selectieprocedure vernietigd. Deze termijn is langer dan de standaardtermijn die de Algemene verordening gegevensbescherming voorschrijft. Deze langere termijn is nodig voor het geval er een bezwaar- en/of beroepsprocedure wordt gestart.</text:p>
      <text:h text:style-name="P3" text:outline-level="2"><text:span text:style-name="T9">Meer over jouw toekomstige afdeling</text:span></text:h>
      <text:p text:style-name="P22">De werkzaamheden worden uitgevoerd binnen de Nederlandse Defensie Academie (NLDA) welke beheersmatig is ondergebracht bij het Defensie Ondersteuningscommando (DOSCO). De NLDA omvat de Faculteit Militaire Wetenschappen (FMW), Koninklijk Instituut voor de Marine (KIM), Koninklijke Militaire Academie (KMA), het Instituut Defensie Leergangen (IDL), Expertise Centrum Leiderschap Defensie (ECLD), Talencentrum Defensie (TCD), het Nederlands Instituut Militaire Historie (NIMH) en een staf.</text:p>
      <text:p text:style-name="P22">De NLDA heeft tot doel om de best mogelijke (aspirant)officieren en studenten op te leiden, gereed voor het conflict van morgen. NLDA levert hiervoor opleidingen, trainingen en ondersteuning op het gebied van initiële- en loopbaanopleidingen voor officieren, leiderschapstrainingen en taal/tolk/ vertaaldiensten defensiebreed. De werkzaamheden worden verricht binnen de Faculteit Militaire Wetenschappen (FMW) van de Nederlandse Defensie Academie (NLDA).</text:p>
      <text:p text:style-name="P22">De doelstelling van de FMW is het verzorgen van de wetenschappelijke bacheloropleidingen Krijgswetenschappen, Militaire Bedrijfswetenschappen en Militaire Systemen &amp; Technologie als onderdeel van de initiële officiersopleiding, en van de wetenschappelijke masteropleiding Military Strategic Studies. De faculteit verzorgt daarnaast onderwijs voor de andere onderdelen van de NLDA; namelijk KIM, KMA, IDL en ECLD. De faculteit voert wetenschappelijk onderzoek met militaire relevantie uit ter onderbouwing van het wetenschappelijk onderwijs. De expertise van de faculteit wordt ook voor andere onderdelen van Defensie en organisaties ingezet.</text:p>
      <text:p text:style-name="P22">De FMW wordt geleid door het faculteitsbestuur, dat wordt voorgezeten door de decaan en dat daarnaast twee leden kent, een portefeuillehouder onderzoek en een portefeuillehouder onderwijs. De FMW omvat 3 capaciteitsgroepen die worden geleid door een hoogleraar. De capaciteitsgroepen zijn: Krijgswetenschappen (KW), Militaire Bedrijfswetenschappen (MBW) en Militaire Technische Wetenschappen (MTW). Vanuit deze capaciteitsgroepen wordt de kwaliteit van het onderwijs en onderzoek bewaakt en het onderwijs en onderzoek voorbereid en uitgevoerd.</text:p>
      <text:p text:style-name="P22"><text:span text:style-name="T7">Het onderzoek van de FMW is belegd binnen 3 Research Centres. Binnen deze groepen vindt niet alleen onderzoek plaats, maar worden ook symposia en andere onderzoeksgerelateerde evenementen georganiseerd.</text:span></text:p>
      <text:h text:style-name="Heading_20_4" text:outline-level="4">Ministerie van Defensie, <text:span text:style-name="T10">Defensie Ondersteuningscommando (DOSCO)</text:span></text:h>
      <text:p text:style-name="Text_20_body">Defensie zet zich in voor de belangen, welvaart en vrijheid van Nederland. We zijn dagelijks actief in binnen- en buitenland. Onze wereldwijde inzet versterkt de internationale samenwerking en zorgt ervoor dat mensen zich in vrijheid kunnen ontplooien. Nu en in de toekomst.</text:p>
      <text:p text:style-name="Text_20_body"><text:soft-page-break/>Bij het ministerie van Defensie werken ongeveer 62.000 mensen direct en indirect aan vrede en veiligheid. Het ministerie bestaat uit de Bestuursstaf (het departement), de Koninklijke Marine, de Koninklijke Landmacht, de Koninklijke Luchtmacht, de Koninklijke Marechaussee, het Defensie Ondersteuningscommando (DOSCO) en het Commando Materieel en IT (COMMIT). <text:span text:style-name="T10">Defensie is een van de grootste werkgevers van Nederland en vertoont overeenkomsten met een groot bedrijf. De operationele commando’s (zee-, land- en luchtstrijdkrachten), de Marechaussee, het DOSCO en de COMMIT lijken op werkmaatschappijen.</text:span></text:p>
      <text:p text:style-name="P21">Defensie Ondersteuningscommando</text:p>
      <text:p text:style-name="P21">Het DOSCO is de overkoepelende dienstverlener voor de gehele Defensieorganisatie. Elk dienstencentrum heeft zijn eigen expertise. Het DOSCO streeft ernaar de klantgerichtheid te versterken, de dienstverlening te professionaliseren en de doelmatigheid te vergroten.</text:p>
      <text:p text:style-name="P22"><text:span text:style-name="T11">Contact</text:span></text:p>
      <text:p text:style-name="Text_20_body"><text:span text:style-name="Strong_20_Emphasis">Voor meer informatie over deze vacature:</text:span></text:p>
      <text:p text:style-name="Text_20_body">Professor. Herman Monsuur (<text:a xlink:type="simple" xlink:href="mailto:H.Monsuur@mindef.nl" text:style-name="Internet_20_link" text:visited-style-name="Visited_20_Internet_20_Link">H.Monsuur@mindef.nl</text:a> ; 06-53404416)</text:p>
      <text:p text:style-name="Text_20_body">Professor. Robert van de Ketterij (<text:a xlink:type="simple" xlink:href="mailto:RG.vd.Ketterij@mindef.nl" text:style-name="Internet_20_link" text:visited-style-name="Visited_20_Internet_20_Link">RG.vd.Ketterij@mindef.nl</text:a> ; 06-83511387)</text:p>
      <text:p text:style-name="Text_20_body"><text:span text:style-name="Strong_20_Emphasis">Voor meer informatie over de sollicitatieprocedure:</text:span></text:p>
      <text:p text:style-name="Text_20_body">De heer Hans Alewijnse, P&amp;O Adviseur (<text:a xlink:type="simple" xlink:href="mailto:JC.Alewijnse.02@mindef.nl" text:style-name="Internet_20_link" text:visited-style-name="Visited_20_Internet_20_Link">JC.Alewijnse.02@mindef.nl</text:a>)</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1:48:45.967102551</meta:creation-date>
    <dc:date>2024-03-19T12:07:12.130664618</dc:date>
    <meta:editing-duration>PT6M26S</meta:editing-duration>
    <meta:editing-cycles>1</meta:editing-cycles>
    <meta:document-statistic meta:table-count="0" meta:image-count="0" meta:object-count="0" meta:page-count="4" meta:paragraph-count="67" meta:word-count="1138" meta:character-count="8626" meta:non-whitespace-character-count="7537"/>
    <meta:generator>LibreOffice/7.3.7.2$Linux_X86_64 LibreOffice_project/30$Build-2</meta:generator>
  </office:meta>
</office:document-meta>
</file>